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8pt" officeooo:rsid="00582b9e" officeooo:paragraph-rsid="00582b9e" style:font-size-asian="18pt" style:font-size-complex="18pt"/>
    </style:style>
    <style:style style:name="P2" style:family="paragraph" style:parent-style-name="Preformatted_20_Text">
      <style:text-properties style:font-name="Liberation Serif" fo:font-size="12pt" fo:font-weight="bold" officeooo:rsid="00384b93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fo:font-size="18pt" officeooo:rsid="00582b9e" officeooo:paragraph-rsid="00582b9e" style:font-size-asian="18pt" style:font-size-complex="18pt"/>
    </style:style>
    <style:style style:name="P4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5" style:family="paragraph" style:parent-style-name="Standard">
      <style:text-properties style:font-name="Liberation Serif" fo:font-weight="normal" officeooo:paragraph-rsid="005988ef" style:font-weight-asian="normal" style:font-weight-complex="normal"/>
    </style:style>
    <style:style style:name="T1" style:family="text">
      <style:text-properties fo:font-size="12pt" officeooo:rsid="00384b93" style:font-size-asian="12pt" style:font-size-complex="12pt"/>
    </style:style>
    <style:style style:name="T2" style:family="text">
      <style:text-properties fo:font-size="12pt" officeooo:rsid="00582b9e" style:font-size-asian="12pt" style:font-size-complex="12pt"/>
    </style:style>
    <style:style style:name="T3" style:family="text">
      <style:text-properties fo:font-size="12pt" officeooo:rsid="036bf811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4b93" style:font-weight-asian="bold" style:font-weight-complex="bold"/>
    </style:style>
    <style:style style:name="T6" style:family="text">
      <style:text-properties fo:font-weight="bold" officeooo:rsid="005a2fe1" style:font-weight-asian="bold" style:font-weight-complex="bold"/>
    </style:style>
    <style:style style:name="T7" style:family="text">
      <style:text-properties fo:color="#000000" loext:opacity="100%" style:font-name="Cascadia Mono" fo:font-size="9.5pt" style:font-size-asian="9.5pt" fo:background-color="#ffffff"/>
    </style:style>
    <style:style style:name="T8" style:family="text">
      <style:text-properties fo:color="#000000" loext:opacity="100%" style:font-name="Cascadia Mono" fo:font-size="9.5pt" officeooo:rsid="00384b93" style:font-size-asian="9.5pt" style:font-size-complex="12pt" fo:background-color="#ffffff"/>
    </style:style>
    <style:style style:name="T9" style:family="text">
      <style:text-properties fo:color="#0000ff" loext:opacity="100%" style:font-name="Cascadia Mono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pan text:style-name="T5">F</text:span><text:span text:style-name="T4">ile </text:span><text:span text:style-name="T6">Based </text:span><text:span text:style-name="T4">Configuration</text:span></text:p>
      <text:p text:style-name="P1"><text:span text:style-name="T4"/></text:p>
      <text:p text:style-name="Standard" loext:marker-style-name="T7"><text:span text:style-name="T8">MBox Viewer supports Windows Registry based and the file based configuration.</text:span></text:p>
      <text:p text:style-name="P4" loext:marker-style-name="T7"/>
      <text:p text:style-name="Standard" loext:marker-style-name="T7"><text:span text:style-name="T7">By default, Windows Registry is used to store configuration data.</text:span><text:span text:style-name="T7"/></text:p>
      <text:p text:style-name="Standard" loext:marker-style-name="T7"><text:span text:style-name="T7">During startup, the MBox Viewer will check whether the MBoxViewer.config file exists and is writeable in:</text:span><text:span text:style-name="T7"/></text:p>
      <text:p text:style-name="P4" loext:marker-style-name="T7"/>
      <text:p text:style-name="Standard" loext:marker-style-name="T7"><text:span text:style-name="T7">1. the Config subfolder under the MBox Viewer software installation folder <text:s/>or</text:span><text:span text:style-name="T7"/></text:p>
      <text:p text:style-name="Standard" loext:marker-style-name="T7"><text:span text:style-name="T7">2. in the UMBoxViewer\Config subfolder under the <text:s/>user specific folder created by Windows system </text:span><text:span text:style-name="T7"/></text:p>
      <text:p text:style-name="Standard" loext:marker-style-name="T7"><text:span text:style-name="T7"><text:s text:c="8"/>example: C:\Users\UserName\AppData\Local\UMBoxViewer\Config</text:span></text:p>
      <text:p text:style-name="P4" loext:marker-style-name="T7"/>
      <text:p text:style-name="Standard" loext:marker-style-name="T7"><text:span text:style-name="T7">The config file format is similar to the format of ".reg" registry file</text:span><text:span text:style-name="T7"/></text:p>
      <text:p text:style-name="Standard" loext:marker-style-name="T7"><text:span text:style-name="T9"/></text:p>
      <text:p text:style-name="Standard" loext:marker-style-name="T9"><text:span text:style-name="T9">[UMBoxViewer\LastSelection]</text:span><text:span text:style-name="T9"/></text:p>
      <text:p text:style-name="Standard" loext:marker-style-name="T9"><text:span text:style-name="T9">"parameter"="value"</text:span></text:p>
      <text:p text:style-name="P4" loext:marker-style-name="T7"/>
      <text:p text:style-name="Standard" loext:marker-style-name="T7"><text:span text:style-name="T7">White spaces are not allowed in the front of each line and around "=" character.</text:span><text:span text:style-name="T7"/></text:p>
      <text:p text:style-name="Standard" loext:marker-style-name="T7"><text:span text:style-name="T7">All parameter values are encoded as strings and converted by MBox Viewer to numbers or other data types when needed.</text:span><text:span text:style-name="T7"/></text:p>
      <text:p text:style-name="P4" loext:marker-style-name="T7"/>
      <text:p text:style-name="Standard" loext:marker-style-name="T7"><text:span text:style-name="T7">MBoxViewer.config file must be encoded as UTF16LE BOM file</text:span><text:span text:style-name="T7"/></text:p>
      <text:p text:style-name="P4" loext:marker-style-name="T7"/>
      <text:p text:style-name="Standard" loext:marker-style-name="T7"><text:span text:style-name="T7">MBoxViewer.config.sample file is included in the software package under the Config folder.</text:span></text:p>
      <text:p text:style-name="Standard" loext:marker-style-name="T7"><text:span text:style-name="T7"/></text:p>
      <text:p text:style-name="Standard" loext:marker-style-name="T7"><text:span text:style-name="T7">In order to enable MBox Viewer to use the file based configuration, </text:span><text:span text:style-name="T7"/></text:p>
      <text:p text:style-name="Standard" loext:marker-style-name="T7"><text:span text:style-name="T7">user needs to rename this file to MBoxViewer.config file or copy the sample file</text:span><text:span text:style-name="T7"/></text:p>
      <text:p text:style-name="Standard" loext:marker-style-name="T7"><text:span text:style-name="T7">to C:\Users\UserName\AppData\Local\UMBoxViewer\Config folder and rename.</text:span><text:span text:style-name="T7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5-01-01T06:21:34.811000000</dc:date>
    <meta:editing-duration>PT4H29M16S</meta:editing-duration>
    <meta:editing-cycles>53</meta:editing-cycles>
    <meta:document-statistic meta:table-count="0" meta:image-count="0" meta:object-count="0" meta:page-count="1" meta:paragraph-count="17" meta:word-count="170" meta:character-count="1194" meta:non-whitespace-character-count="1029"/>
  </office:meta>
</office:document-meta>
</file>